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メイリオ" svg:font-family="メイリオ" style:font-adornments="標準" style:font-pitch="variable"/>
    <style:font-face style:name="ＭＳ 明朝" svg:font-family="'ＭＳ 明朝'"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officeooo:rsid="002be2ff"/>
    </style:style>
    <style:style style:name="P4" style:family="paragraph" style:parent-style-name="Standard">
      <style:text-properties officeooo:rsid="002be2ff" officeooo:paragraph-rsid="002be2ff"/>
    </style:style>
    <style:style style:name="P5" style:family="paragraph" style:parent-style-name="Standard">
      <style:text-properties officeooo:rsid="0039cb08" officeooo:paragraph-rsid="0039cb08"/>
    </style:style>
    <style:style style:name="P6" style:family="paragraph" style:parent-style-name="Standard">
      <style:text-properties officeooo:paragraph-rsid="0043142a"/>
    </style:style>
    <style:style style:name="P7" style:family="paragraph" style:parent-style-name="Standard">
      <style:text-properties officeooo:rsid="00352895" officeooo:paragraph-rsid="003b131c"/>
    </style:style>
    <style:style style:name="P8" style:family="paragraph" style:parent-style-name="Standard">
      <style:text-properties officeooo:paragraph-rsid="003b131c"/>
    </style:style>
    <style:style style:name="P9" style:family="paragraph" style:parent-style-name="Standard">
      <style:text-properties fo:font-size="20pt" style:font-name-asian="ＭＳ 明朝" style:font-size-asian="20pt" style:language-asian="ja" style:country-asian="JP" style:font-size-complex="20pt"/>
    </style:style>
    <style:style style:name="P10" style:family="paragraph" style:parent-style-name="Standard">
      <style:text-properties fo:font-size="12pt" style:font-name-asian="ＭＳ 明朝" style:font-size-asian="12pt" style:language-asian="ja" style:country-asian="JP" style:font-size-complex="12pt"/>
    </style:style>
    <style:style style:name="P11" style:family="paragraph" style:parent-style-name="関数について">
      <style:paragraph-properties fo:break-before="page"/>
    </style:style>
    <style:style style:name="P12" style:family="paragraph" style:parent-style-name="Standard">
      <style:paragraph-properties fo:break-before="page"/>
    </style:style>
    <style:style style:name="P13" style:family="paragraph" style:parent-style-name="Standard">
      <style:paragraph-properties fo:break-before="page"/>
      <style:text-properties style:language-asian="ja" style:country-asian="JP"/>
    </style:style>
    <style:style style:name="P14" style:family="paragraph" style:parent-style-name="Standard">
      <style:paragraph-properties fo:break-before="page"/>
      <style:text-properties officeooo:rsid="0039cb08" officeooo:paragraph-rsid="003b131c"/>
    </style:style>
    <style:style style:name="P15" style:family="paragraph" style:parent-style-name="関数について">
      <style:text-properties officeooo:paragraph-rsid="002fa271"/>
    </style:style>
    <style:style style:name="P16" style:family="paragraph" style:parent-style-name="関数について">
      <style:text-properties officeooo:paragraph-rsid="002be2ff"/>
    </style:style>
    <style:style style:name="P17" style:family="paragraph" style:parent-style-name="関数について">
      <style:text-properties officeooo:rsid="002be2ff"/>
    </style:style>
    <style:style style:name="P18" style:family="paragraph" style:parent-style-name="関数について">
      <style:text-properties officeooo:rsid="002be2ff" officeooo:paragraph-rsid="002be2ff"/>
    </style:style>
    <style:style style:name="P19" style:family="paragraph" style:parent-style-name="関数について">
      <style:text-properties officeooo:paragraph-rsid="003652ab"/>
    </style:style>
    <style:style style:name="P20" style:family="paragraph" style:parent-style-name="関数について">
      <style:text-properties officeooo:rsid="003652ab" officeooo:paragraph-rsid="003652ab"/>
    </style:style>
    <style:style style:name="P21" style:family="paragraph" style:parent-style-name="関数について">
      <style:text-properties officeooo:paragraph-rsid="00377579"/>
    </style:style>
    <style:style style:name="P22" style:family="paragraph" style:parent-style-name="関数について">
      <style:text-properties officeooo:rsid="0043142a" officeooo:paragraph-rsid="0043142a"/>
    </style:style>
    <style:style style:name="P23" style:family="paragraph" style:parent-style-name="関数について">
      <style:paragraph-properties>
        <style:tab-stops/>
      </style:paragraph-properties>
    </style:style>
    <style:style style:name="P24" style:family="paragraph" style:parent-style-name="関数について">
      <style:text-properties style:language-asian="ja" style:country-asian="JP"/>
    </style:style>
    <style:style style:name="P25" style:family="paragraph" style:parent-style-name="関数について">
      <style:text-properties officeooo:paragraph-rsid="008489d4"/>
    </style:style>
    <style:style style:name="P26" style:family="paragraph" style:parent-style-name="関数について">
      <style:text-properties officeooo:paragraph-rsid="00a3c0e9"/>
    </style:style>
    <style:style style:name="P27" style:family="paragraph" style:parent-style-name="関数について">
      <style:text-properties officeooo:paragraph-rsid="00ab16be"/>
    </style:style>
    <style:style style:name="P28" style:family="paragraph" style:parent-style-name="仕様書">
      <style:text-properties officeooo:paragraph-rsid="004213f9"/>
    </style:style>
    <style:style style:name="P29" style:family="paragraph" style:parent-style-name="表紙タイトル">
      <style:text-properties fo:font-size="20pt" fo:font-weight="bold" officeooo:paragraph-rsid="003b131c" style:font-name-asian="ＭＳ 明朝" style:font-size-asian="20pt" style:font-weight-asian="bold" style:font-size-complex="20pt" style:font-weight-complex="bold"/>
    </style:style>
    <style:style style:name="P30" style:family="paragraph" style:parent-style-name="表紙見出し">
      <style:text-properties fo:font-size="12pt" officeooo:paragraph-rsid="003b131c" style:font-name-asian="ＭＳ 明朝" style:font-size-asian="12pt" style:font-size-complex="12pt"/>
    </style:style>
    <style:style style:name="P31" style:family="paragraph" style:parent-style-name="表紙見出し">
      <style:text-properties fo:font-size="12pt" officeooo:paragraph-rsid="003b131c" style:font-name-asian="ＭＳ 明朝" style:font-size-asian="12pt" style:language-asian="ja" style:country-asian="JP" style:font-size-complex="12pt"/>
    </style:style>
    <style:style style:name="P32" style:family="paragraph" style:parent-style-name="表紙見出し">
      <style:paragraph-properties fo:text-align="start" style:justify-single-word="false"/>
      <style:text-properties fo:font-size="20pt" style:font-name-asian="ＭＳ 明朝" style:font-size-asian="20pt" style:font-size-complex="20pt"/>
    </style:style>
    <style:style style:name="P33" style:family="paragraph" style:parent-style-name="関数について" style:master-page-name="">
      <style:paragraph-properties fo:margin-left="0.4cm" fo:margin-right="0cm" fo:text-indent="0cm" style:auto-text-indent="false" style:page-number="auto" fo:padding="0cm" fo:border="none" style:shadow="none">
        <style:tab-stops/>
      </style:paragraph-properties>
      <style:text-properties officeooo:rsid="004b76f5" officeooo:paragraph-rsid="004b76f5"/>
    </style:style>
    <style:style style:name="P34" style:family="paragraph" style:parent-style-name="関数について">
      <style:paragraph-properties fo:margin-left="0cm" fo:margin-right="0cm" fo:text-indent="0cm" style:auto-text-indent="false"/>
    </style:style>
    <style:style style:name="P35" style:family="paragraph" style:parent-style-name="関数について">
      <style:paragraph-properties fo:margin-left="0cm" fo:margin-right="0cm" fo:text-indent="0cm" style:auto-text-indent="false"/>
      <style:text-properties officeooo:paragraph-rsid="0043142a"/>
    </style:style>
    <style:style style:name="P36" style:family="paragraph" style:parent-style-name="関数について">
      <style:paragraph-properties fo:margin-left="0cm" fo:margin-right="0cm" fo:text-indent="0cm" style:auto-text-indent="false" fo:break-before="page"/>
    </style:style>
    <style:style style:name="P37" style:family="paragraph" style:parent-style-name="関数について">
      <style:paragraph-properties fo:margin-left="0cm" fo:margin-right="0cm" fo:text-indent="0cm" style:auto-text-indent="false" fo:break-before="page"/>
      <style:text-properties officeooo:paragraph-rsid="0043142a"/>
    </style:style>
    <style:style style:name="P38" style:family="paragraph" style:parent-style-name="項目2行目">
      <style:text-properties officeooo:paragraph-rsid="00874949"/>
    </style:style>
    <style:style style:name="P39" style:family="paragraph" style:parent-style-name="関数概要">
      <style:text-properties officeooo:paragraph-rsid="004eed70"/>
    </style:style>
    <style:style style:name="P40" style:family="paragraph" style:parent-style-name="関数概要">
      <style:text-properties officeooo:paragraph-rsid="0057b8f1"/>
    </style:style>
    <style:style style:name="P41" style:family="paragraph" style:parent-style-name="関数概要">
      <style:text-properties officeooo:paragraph-rsid="005849e0"/>
    </style:style>
    <style:style style:name="P42" style:family="paragraph" style:parent-style-name="関数概要">
      <style:text-properties officeooo:paragraph-rsid="0059cc2a"/>
    </style:style>
    <style:style style:name="P43" style:family="paragraph" style:parent-style-name="関数概要">
      <style:text-properties officeooo:paragraph-rsid="005d2031"/>
    </style:style>
    <style:style style:name="P44" style:family="paragraph" style:parent-style-name="関数概要">
      <style:text-properties officeooo:paragraph-rsid="00867e01"/>
    </style:style>
    <style:style style:name="P45" style:family="paragraph" style:parent-style-name="関数概要">
      <style:text-properties officeooo:paragraph-rsid="008b5a99"/>
    </style:style>
    <style:style style:name="P46" style:family="paragraph" style:parent-style-name="関数概要">
      <style:text-properties officeooo:paragraph-rsid="0094f31f"/>
    </style:style>
    <style:style style:name="P47" style:family="paragraph" style:parent-style-name="関数概要">
      <style:text-properties officeooo:paragraph-rsid="009d5efa"/>
    </style:style>
    <style:style style:name="P48" style:family="paragraph" style:parent-style-name="関数概要">
      <style:text-properties officeooo:paragraph-rsid="00a74e8c"/>
    </style:style>
    <style:style style:name="P49" style:family="paragraph" style:parent-style-name="関数概要">
      <style:text-properties officeooo:paragraph-rsid="00a884c1"/>
    </style:style>
    <style:style style:name="P50" style:family="paragraph" style:parent-style-name="関数概要">
      <style:text-properties officeooo:paragraph-rsid="00b230d0"/>
    </style:style>
    <style:style style:name="P51" style:family="paragraph" style:parent-style-name="関数概要">
      <style:text-properties officeooo:paragraph-rsid="00b92503"/>
    </style:style>
    <style:style style:name="P52" style:family="paragraph" style:parent-style-name="関数概要">
      <style:text-properties officeooo:paragraph-rsid="00c64929"/>
    </style:style>
    <style:style style:name="P53" style:family="paragraph" style:parent-style-name="関数概要">
      <style:text-properties officeooo:paragraph-rsid="00e1077b"/>
    </style:style>
    <style:style style:name="P54" style:family="paragraph" style:parent-style-name="関数概要">
      <style:text-properties officeooo:paragraph-rsid="00e2ea2b"/>
    </style:style>
    <style:style style:name="P55" style:family="paragraph" style:parent-style-name="関数概要">
      <style:text-properties officeooo:paragraph-rsid="00e53f4b"/>
    </style:style>
    <style:style style:name="P56" style:family="paragraph" style:parent-style-name="関数概要">
      <style:text-properties officeooo:paragraph-rsid="00e74ce7"/>
    </style:style>
    <style:style style:name="P57" style:family="paragraph" style:parent-style-name="関数概要">
      <style:text-properties officeooo:paragraph-rsid="00ee0928"/>
    </style:style>
    <style:style style:name="P58" style:family="paragraph" style:parent-style-name="関数概要">
      <style:text-properties officeooo:paragraph-rsid="00ef68aa"/>
    </style:style>
    <style:style style:name="P59" style:family="paragraph" style:parent-style-name="関数について">
      <style:paragraph-properties fo:margin-left="0cm" fo:margin-right="0cm" fo:text-indent="0cm" style:auto-text-indent="false" fo:break-before="page"/>
      <style:text-properties officeooo:rsid="002be2ff" officeooo:paragraph-rsid="002be2ff"/>
    </style:style>
    <style:style style:name="P60" style:family="paragraph" style:parent-style-name="関数について">
      <style:paragraph-properties fo:margin-left="0cm" fo:margin-right="0cm" fo:text-indent="0cm" style:auto-text-indent="false"/>
      <style:text-properties officeooo:rsid="0043142a" officeooo:paragraph-rsid="0043142a"/>
    </style:style>
    <style:style style:name="P61" style:family="paragraph" style:parent-style-name="表紙見出し" style:master-page-name="First_20_Page">
      <style:paragraph-properties fo:text-align="start" style:justify-single-word="false" style:page-number="1"/>
      <style:text-properties fo:font-size="12pt" style:font-name-asian="ＭＳ 明朝" style:font-size-asian="12pt" style:font-size-complex="12pt"/>
    </style:style>
    <style:style style:name="P62" style:family="paragraph" style:parent-style-name="Heading_20_1" style:master-page-name="Standard">
      <style:paragraph-properties style:page-number="1" fo:break-before="page"/>
    </style:style>
    <style:style style:name="P63" style:family="paragraph" style:parent-style-name="関数概要">
      <style:text-properties officeooo:paragraph-rsid="01037d43"/>
    </style:style>
    <style:style style:name="P64" style:family="paragraph" style:parent-style-name="Standard">
      <style:paragraph-properties fo:break-before="page"/>
      <style:text-properties officeooo:rsid="002be2ff" officeooo:paragraph-rsid="002be2ff"/>
    </style:style>
    <style:style style:name="P65" style:family="paragraph" style:parent-style-name="Standard">
      <style:text-properties officeooo:rsid="002be2ff"/>
    </style:style>
    <style:style style:name="T1" style:family="text">
      <style:text-properties style:language-asian="ja" style:country-asian="JP"/>
    </style:style>
    <style:style style:name="T2" style:family="text">
      <style:text-properties officeooo:rsid="002be2ff" style:language-asian="ja" style:country-asian="JP"/>
    </style:style>
    <style:style style:name="T3" style:family="text">
      <style:text-properties officeooo:rsid="002be2ff"/>
    </style:style>
    <style:style style:name="T4" style:family="text">
      <style:text-properties officeooo:rsid="002dc958"/>
    </style:style>
    <style:style style:name="T5" style:family="text">
      <style:text-properties officeooo:rsid="002fa271"/>
    </style:style>
    <style:style style:name="T6" style:family="text">
      <style:text-properties officeooo:rsid="0030b52c"/>
    </style:style>
    <style:style style:name="T7" style:family="text">
      <style:text-properties officeooo:rsid="003652ab"/>
    </style:style>
    <style:style style:name="T8" style:family="text">
      <style:text-properties officeooo:rsid="00377579"/>
    </style:style>
    <style:style style:name="T9" style:family="text">
      <style:text-properties officeooo:rsid="003b131c"/>
    </style:style>
    <style:style style:name="T10" style:family="text">
      <style:text-properties officeooo:rsid="00352895"/>
    </style:style>
    <style:style style:name="T11" style:family="text">
      <style:text-properties officeooo:rsid="004ba060"/>
    </style:style>
    <style:style style:name="T12" style:family="text">
      <style:text-properties officeooo:rsid="004eed70"/>
    </style:style>
    <style:style style:name="T13" style:family="text">
      <style:text-properties officeooo:rsid="005014e5"/>
    </style:style>
    <style:style style:name="T14" style:family="text">
      <style:text-properties officeooo:rsid="005849e0"/>
    </style:style>
    <style:style style:name="T15" style:family="text">
      <style:text-properties officeooo:rsid="005d2031"/>
    </style:style>
    <style:style style:name="T16" style:family="text">
      <style:text-properties officeooo:rsid="0061a8d1"/>
    </style:style>
    <style:style style:name="T17" style:family="text">
      <style:text-properties officeooo:rsid="0064311d"/>
    </style:style>
    <style:style style:name="T18" style:family="text">
      <style:text-properties officeooo:rsid="0066ceb7"/>
    </style:style>
    <style:style style:name="T19" style:family="text">
      <style:text-properties officeooo:rsid="006aaa49"/>
    </style:style>
    <style:style style:name="T20" style:family="text">
      <style:text-properties officeooo:rsid="006cd1b1"/>
    </style:style>
    <style:style style:name="T21" style:family="text">
      <style:text-properties officeooo:rsid="006d52f9"/>
    </style:style>
    <style:style style:name="T22" style:family="text">
      <style:text-properties officeooo:rsid="007088ef"/>
    </style:style>
    <style:style style:name="T23" style:family="text">
      <style:text-properties officeooo:rsid="0078bbc0"/>
    </style:style>
    <style:style style:name="T24" style:family="text">
      <style:text-properties officeooo:rsid="007b9f43"/>
    </style:style>
    <style:style style:name="T25" style:family="text">
      <style:text-properties officeooo:rsid="0082ffa2"/>
    </style:style>
    <style:style style:name="T26" style:family="text">
      <style:text-properties officeooo:rsid="0082ffc4"/>
    </style:style>
    <style:style style:name="T27" style:family="text">
      <style:text-properties officeooo:rsid="0085b6f4"/>
    </style:style>
    <style:style style:name="T28" style:family="text">
      <style:text-properties officeooo:rsid="008b5a99"/>
    </style:style>
    <style:style style:name="T29" style:family="text">
      <style:text-properties officeooo:rsid="008feca2"/>
    </style:style>
    <style:style style:name="T30" style:family="text">
      <style:text-properties officeooo:rsid="00942ff8"/>
    </style:style>
    <style:style style:name="T31" style:family="text">
      <style:text-properties officeooo:rsid="0095e2fb"/>
    </style:style>
    <style:style style:name="T32" style:family="text">
      <style:text-properties officeooo:rsid="00978f57"/>
    </style:style>
    <style:style style:name="T33" style:family="text">
      <style:text-properties officeooo:rsid="009aae5f"/>
    </style:style>
    <style:style style:name="T34" style:family="text">
      <style:text-properties officeooo:rsid="009d5efa"/>
    </style:style>
    <style:style style:name="T35" style:family="text">
      <style:text-properties officeooo:rsid="00a3c0e9"/>
    </style:style>
    <style:style style:name="T36" style:family="text">
      <style:text-properties officeooo:rsid="00ab46f9"/>
    </style:style>
    <style:style style:name="T37" style:family="text">
      <style:text-properties officeooo:rsid="00c0b830"/>
    </style:style>
    <style:style style:name="T38" style:family="text">
      <style:text-properties officeooo:rsid="00cc8a20"/>
    </style:style>
    <style:style style:name="T39" style:family="text">
      <style:text-properties officeooo:rsid="00ce6277"/>
    </style:style>
    <style:style style:name="T40" style:family="text">
      <style:text-properties officeooo:rsid="00d1ce13"/>
    </style:style>
    <style:style style:name="T41" style:family="text">
      <style:text-properties officeooo:rsid="00d2362c"/>
    </style:style>
    <style:style style:name="T42" style:family="text">
      <style:text-properties officeooo:rsid="00dd1ffc"/>
    </style:style>
    <style:style style:name="T43" style:family="text">
      <style:text-properties officeooo:rsid="00e1077b"/>
    </style:style>
    <style:style style:name="T44" style:family="text">
      <style:text-properties officeooo:rsid="00e2ea2b"/>
    </style:style>
    <style:style style:name="T45" style:family="text">
      <style:text-properties officeooo:rsid="00e9c2ec"/>
    </style:style>
    <style:style style:name="T46" style:family="text">
      <style:text-properties officeooo:rsid="00ee0928"/>
    </style:style>
    <style:style style:name="T47" style:family="text">
      <style:text-properties officeooo:rsid="00ef68aa"/>
    </style:style>
    <style:style style:name="T48" style:family="text">
      <style:text-properties fo:color="#3f7f5f" style:font-name="Monaco" fo:font-size="11pt" fo:background-color="#e8f2fe" loext:char-shading-value="0" style:font-size-asian="11pt"/>
    </style:style>
    <style:style style:name="T49" style:family="text">
      <style:text-properties officeooo:rsid="01005b7c"/>
    </style:style>
    <style:style style:name="T50" style:family="text">
      <style:text-properties officeooo:rsid="0100f166"/>
    </style:style>
    <style:style style:name="T51" style:family="text">
      <style:text-properties officeooo:rsid="01037d43"/>
    </style:style>
    <style:style style:name="T52" style:family="text">
      <style:text-properties fo:color="#000000" style:font-name="Monaco" fo:font-size="11pt" fo:background-color="#e8f2fe" loext:char-shading-value="0" style:font-size-asian="11pt"/>
    </style:style>
    <style:style style:name="T53" style:family="text">
      <style:text-properties officeooo:rsid="0103ce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32"/>
      <text:p text:style-name="P9"/>
      <text:p text:style-name="P9"/>
      <text:p text:style-name="P9"/>
      <text:p text:style-name="P9"/>
      <text:p text:style-name="P9"/>
      <text:p text:style-name="P29">ボルグシステム</text:p>
      <text:p text:style-name="P29">関数仕様書</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0"/>
      <text:p text:style-name="P30"/>
      <text:p text:style-name="P30"/>
      <text:p text:style-name="P30"/>
      <text:p text:style-name="P30"/>
      <text:p text:style-name="P30"/>
      <text:p text:style-name="P30"/>
      <text:p text:style-name="P30"/>
      <text:p text:style-name="P30"/>
      <text:p text:style-name="P30"/>
      <text:p text:style-name="P30"/>
      <text:p text:style-name="P31">株式会社デジタルデザインシンク</text:p>
      <text:p text:style-name="P62">1.　関数仕様書</text:p>
      <text:p text:style-name="P33">各画面、機能を構築するために必要となる各関数の仕様を示します。</text:p>
      <text:p text:style-name="P23"/>
      <text:p text:style-name="P23">1.</text:p>
      <text:p text:style-name="関数について">関数名:createObjRule</text:p>
      <text:p text:style-name="関数について">引数 <text:s/>:Map objRule:画面ごとの表の設定を格納する連想配列。</text:p>
      <text:p text:style-name="項目2行目">:Array hasObjRuleFigs:objRuleを作る画面名のリストの配列。</text:p>
      <text:p text:style-name="項目2行目">:Map ondblClickRowEvents:画面ごとのレコードをダブルクリックしたときのイベントを格納する連想配列。キーは画面名の文字列となり、値は無名関数となる。</text:p>
      <text:p text:style-name="関数概要">戻り値:なし</text:p>
      <text:p text:style-name="P39">概要 <text:s/>:各画面に必要な<text:span text:style-name="T11">jqGridによる表の設定データを作る</text:span>。第一引数の連想配列<text:span text:style-name="T12">objRuleに設定データを追加していくという形となる。</text:span></text:p>
      <text:p text:style-name="Standard"/>
      <text:p text:style-name="関数について">2.</text:p>
      <text:p text:style-name="関数について">関数名:labelMax2Resize</text:p>
      <text:p text:style-name="関数について">引数 <text:s/>:int width:ボタン群の枠の幅</text:p>
      <text:p text:style-name="関数について">戻り値:なし</text:p>
      <text:p text:style-name="関数概要">概要 <text:s/>:横並べになっている<text:span text:style-name="T13">2個で1組のボタン群が2つあり、それぞれのボタン群の枠が狭まったときにボタン群を縦に並べるようにしてレイアウトの崩れを防ぐ関数。テキストボックスに対するラベルのサイズが最大2グリッド分に設定されている画面用。</text:span></text:p>
      <text:p text:style-name="Standard"><text:tab/></text:p>
      <text:p text:style-name="関数について">3.</text:p>
      <text:p text:style-name="関数について">関数名:labelMax6Resize</text:p>
      <text:p text:style-name="関数について">引数 <text:s/>:int width:対象となるテキストボックスの枠の幅</text:p>
      <text:p text:style-name="関数について">戻り値:なし</text:p>
      <text:p text:style-name="P40">概要 <text:s/>:横並べになっている<text:span text:style-name="T13">2個で1組のボタン群が2つあり、それぞれのボタン群の枠が狭まったときにボタン群を縦に並べるようにしてレイアウトの崩れを防ぐ関数。テキストボックスに対するラベルのサイズが最大6グリッド分に設定されている画面用。</text:span></text:p>
      <text:p text:style-name="Standard"><text:tab/><text:tab/></text:p>
      <text:p text:style-name="関数について">4.<text:tab/><text:tab/></text:p>
      <text:p text:style-name="関数について">関数名:billButtonsResize</text:p>
      <text:p text:style-name="関数について">引数 <text:s/>:なし</text:p>
      <text:p text:style-name="関数について">戻り値:なし</text:p>
      <text:p text:style-name="P41">概要 <text:s/>:伝票ボタン群のレイアウトが画面幅が狭くなった時に崩れてしまうケースへの対処の関数。<text:span text:style-name="T14">1行の左右にそれぞれ配置された</text:span>伝票ボタン群の枠について、右側のボタン群ボタンを配置する枠の幅が足りなくなったら、その分を余裕がある左側のボタン群のボタンを配置する枠の幅を切り詰めてその分を右側のボタン群を配置する枠に与える。</text:p>
      <text:p text:style-name="Standard"/>
      <text:p text:style-name="P36">5.</text:p>
      <text:p text:style-name="関数について">関数名:setContentHeight</text:p>
      <text:p text:style-name="関数について">引数 <text:s/>:なし</text:p>
      <text:p text:style-name="関数について">戻り値:なし</text:p>
      <text:p text:style-name="P42">概要 <text:s/>:対象となるクラス名を持つ要素の高さを、定数で指定された値に一括変更する。また、横並べになっている<text:span text:style-name="T13">2個1組のボタン群の並びを調整する関数(関数2,3,4)もここで呼び出す。</text:span></text:p>
      <text:p text:style-name="Standard"/>
      <text:p text:style-name="Standard">6.</text:p>
      <text:p text:style-name="関数について">関数名:setButtonSize</text:p>
      <text:p text:style-name="関数について">引数 <text:s/>:なし</text:p>
      <text:p text:style-name="関数について">戻り値:なし</text:p>
      <text:p text:style-name="関数概要">概要 <text:s/>:ボタンの幅を高さを基準にした値に変更する。</text:p>
      <text:p text:style-name="Standard"/>
      <text:p text:style-name="関数について">7.</text:p>
      <text:p text:style-name="関数について">関数名:changeNormalFont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関数について">戻り値:なし</text:p>
      <text:p text:style-name="関数概要">概要 <text:s/>:指定した要素のフォントサイズをパーセンテージ指定で変更する。</text:p>
      <text:p text:style-name="Standard"><text:tab/></text:p>
      <text:p text:style-name="関数について">8.</text:p>
      <text:p text:style-name="関数について">関数名:changeFixFont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項目2行目">:int fixSize:サイズの補正値。</text:p>
      <text:p text:style-name="項目2行目">戻り値:なし</text:p>
      <text:p text:style-name="P43">概要 <text:s/>:指定した要素のフォントサイズをパーセンテージ指定で変更する。フォントサイズとして指定される値は、第<text:span text:style-name="T15">3引数で指定された値の分減算されて設定される。</text:span></text:p>
      <text:p text:style-name="P2"/>
      <text:p text:style-name="P2">9.</text:p>
      <text:p text:style-name="関数について">関数名:changeFontSize</text:p>
      <text:p text:style-name="関数について">引数 <text:s/>:なし</text:p>
      <text:p text:style-name="関数について">戻り値:なし</text:p>
      <text:p text:style-name="関数概要">概要 <text:s/>:コンテンツ領域の幅を基準にしてフォントサイズを動的に変更する。</text:p>
      <text:p text:style-name="P2"/>
      <text:p text:style-name="P13">10.</text:p>
      <text:p text:style-name="関数について">関数名:dropdownResize</text:p>
      <text:p text:style-name="関数について">引数　:なし</text:p>
      <text:p text:style-name="関数について">戻り値:なし</text:p>
      <text:p text:style-name="関数概要">概要 <text:s/>:ドロップダウンチェックリストの幅をコンテンツ領域の幅に合わせて伸縮させる。</text:p>
      <text:p text:style-name="P34"/>
      <text:p text:style-name="P34">11.</text:p>
      <text:p text:style-name="関数について">関数名:itemResize</text:p>
      <text:p text:style-name="関数について">引数　:なし</text:p>
      <text:p text:style-name="関数について">戻り値:なし</text:p>
      <text:p text:style-name="関数概要">概要 <text:s/>:画面幅の変更に合わせ、画面パーツのサイズを変更する関数をコールするイベントを登録する関数。</text:p>
      <text:p text:style-name="P2"/>
      <text:p text:style-name="P2">12.</text:p>
      <text:p text:style-name="関数について">関数名:isListChanged</text:p>
      <text:p text:style-name="関数について">引数 <text:s/>:int isChange:リストに変更があったかどうかの状態を保存する数値。</text:p>
      <text:p text:style-name="項目2行目">:String figName:フラグの数値を格納する連想配列のキーであり、画面名。</text:p>
      <text:p text:style-name="関数について">戻り値:int:判定結果の0か1を返す。</text:p>
      <text:p text:style-name="関数概要">概要 <text:s/>:指定した画面のリスト<text:span text:style-name="T16">(表)</text:span>の内容が変更された状態であるかを整数の値で返す。</text:p>
      <text:p text:style-name="Standard"/>
      <text:p text:style-name="関数について">13.</text:p>
      <text:p text:style-name="関数について">関数名:filterGridItems</text:p>
      <text:p text:style-name="関数について">引数　:Element table: 処理対象のテーブル名。</text:p>
      <text:p text:style-name="項目2行目">:String rowid:処理対象の行番号。</text:p>
      <text:p text:style-name="項目2行目">:String targetType:処理対象の種類。product等</text:p>
      <text:p text:style-name="関数について">戻り値:なし</text:p>
      <text:p text:style-name="関数概要">概要 <text:s/>:リスト<text:span text:style-name="T17">(表)</text:span>の中の製品セル編集用のプルダウンメニューの選択項目を、同じ行の製品種別のセルの内容で絞り込む。</text:p>
      <text:p text:style-name="Standard"/>
      <text:p text:style-name="Standard">14.</text:p>
      <text:p text:style-name="Standard">関数名:sortProductsInList</text:p>
      <text:p text:style-name="関数について">引数　:String cellname:セルの列名<text:span text:style-name="T18">(処理対象の種類)</text:span>。</text:p>
      <text:p text:style-name="項目2行目">:Element table: 処理対象のテーブル名。</text:p>
      <text:p text:style-name="項目2行目">:String rowid:処理対象の行番号。</text:p>
      <text:p text:style-name="関数について">戻り値:なし</text:p>
      <text:p text:style-name="関数概要">概要 <text:s/>:指定した列名のセルのプルダウンメニューの項目を絞り込む。</text:p>
      <text:p text:style-name="Standard"/>
      <text:p text:style-name="P36">15.</text:p>
      <text:p text:style-name="関数について">関数名:disappearPage</text:p>
      <text:p text:style-name="関数について">引数　:なし</text:p>
      <text:p text:style-name="関数について">戻り値:なし</text:p>
      <text:p text:style-name="関数概要">概要 <text:s/>:現在表示されている画面を閉じる。</text:p>
      <text:p text:style-name="P28"/>
      <text:p text:style-name="P28">16.</text:p>
      <text:p text:style-name="関数について">関数名: getFileName</text:p>
      <text:p text:style-name="関数について">引数　: String: file_url:ファイルの<text:span text:style-name="T19">URL(パス)</text:span></text:p>
      <text:p text:style-name="関数について">戻り値: String:ファイル名の文字列</text:p>
      <text:p text:style-name="関数概要">概要 <text:s/>: URLから現在のページ名(aaa/~.htmlの~の部分)を文字列で取得する。</text:p>
      <text:p text:style-name="Standard"><text:tab/></text:p>
      <text:p text:style-name="関数について">17.</text:p>
      <text:p text:style-name="関数について">関数名: setCalendar</text:p>
      <text:p text:style-name="関数について">引数　: なし</text:p>
      <text:p text:style-name="関数について">戻り値: なし</text:p>
      <text:p text:style-name="関数概要">概要 <text:s/>: クラス名に<text:span text:style-name="T20">dateクラスを指定した要素の値を、カレンダーを表示して日付をクリックして変更できるようにする。</text:span></text:p>
      <text:p text:style-name="Standard"><text:tab/></text:p>
      <text:p text:style-name="Standard">18.</text:p>
      <text:p text:style-name="関数について">関数名: wrapPulldown</text:p>
      <text:p text:style-name="関数について">引数　: なし</text:p>
      <text:p text:style-name="関数について">戻り値: なし</text:p>
      <text:p text:style-name="関数概要">概要 <text:s/>: <text:span text:style-name="T21">XMLファイルから項目データを取得し、その項目データを基にプルダウンメニューの項目を追加する。</text:span></text:p>
      <text:p text:style-name="Standard"/>
      <text:p text:style-name="Standard">19.</text:p>
      <text:p text:style-name="P15">関数名:fillterPulldown</text:p>
      <text:p text:style-name="関数について">引数　: String pulldownType:プルダウンメニューのタイプ。製品ならproductとなる。</text:p>
      <text:p text:style-name="項目2行目">:String categoryName: 絞り込む種別名。</text:p>
      <text:p text:style-name="項目2行目">:<text:span text:style-name="T5">int</text:span> openingList:開くプルダウンメニューの連番。</text:p>
      <text:p text:style-name="関数について">戻り値: なし</text:p>
      <text:p text:style-name="関数概要">概要 <text:s/>: 種別に対応したプルダウンメニューの項目を絞り込む</text:p>
      <text:p text:style-name="P2"/>
      <text:p text:style-name="P12">20.</text:p>
      <text:p text:style-name="関数について">関数名:filterPulldownItem</text:p>
      <text:p text:style-name="関数について">引数　:Element pulldownItem:プルダウンメニューの要素。</text:p>
      <text:p text:style-name="項目2行目">:String categoryName: 絞り込む種別名。</text:p>
      <text:p text:style-name="関数について">戻り値: Array:表示するプルダウンメニューの項目名を格納する配列を返す</text:p>
      <text:p text:style-name="関数概要">概要 <text:s/>: 種別名で絞り込んだプルダウンメニューの項目名を配列に格納して返す。</text:p>
      <text:p text:style-name="P2"/>
      <text:p text:style-name="関数について">21.</text:p>
      <text:p text:style-name="関数について">関数名:showItem</text:p>
      <text:p text:style-name="関数について">引数　:String showTarget:表示するかどうかをチェックする要素。</text:p>
      <text:p text:style-name="項目2行目">:Array filltered:フィルタリングされた項目名の配列。</text:p>
      <text:p text:style-name="関数について">戻り値: なし</text:p>
      <text:p text:style-name="関数概要">概要 <text:s/>:配列に存在する値<text:span text:style-name="T22">(テキスト)</text:span>を持つ要素を表示する。</text:p>
      <text:p text:style-name="P2"><text:tab/></text:p>
      <text:p text:style-name="関数について">22.</text:p>
      <text:p text:style-name="関数について">関数名:filteringItemCategory</text:p>
      <text:p text:style-name="関数について">引数　:Element pulldownItem:プルダウンメニューの項目。</text:p>
      <text:p text:style-name="P38">:String category :カテゴリー名。</text:p>
      <text:p text:style-name="関数について">戻り値:Array:絞られた製品名のリストの配列。</text:p>
      <text:p text:style-name="関数概要">概要 <text:s/>:プルダウンメニューの製品名をカテゴリーで絞り込み、配列にまとめて返す。</text:p>
      <text:p text:style-name="Standard"/>
      <text:p text:style-name="Standard">23.</text:p>
      <text:p text:style-name="関数について">関数名:checkProductCategory</text:p>
      <text:p text:style-name="関数について">引数　:なし</text:p>
      <text:p text:style-name="関数について">戻り値: なし</text:p>
      <text:p text:style-name="関数概要">概要 <text:s/>: 製品種別のテキストボックスの値が変わったら製品名をチェックし、種別が違ったら製品名をクリアする</text:p>
      <text:p text:style-name="関数概要"><text:tab/>イベントを登録する。</text:p>
      <text:p text:style-name="Standard"/>
      <text:p text:style-name="Standard">24.</text:p>
      <text:p text:style-name="関数について">関数名:filterPulldownOnOpen</text:p>
      <text:p text:style-name="関数について">引数　:なし</text:p>
      <text:p text:style-name="関数について">戻り値: なし</text:p>
      <text:p text:style-name="関数概要">概要 <text:s/>: 製品名のコンボボックスのプルダウンメニューが開いたときのイベント登録の関数。前もって選択された種別からプルダウンメニューの項目を絞り込む。</text:p>
      <text:p text:style-name="P2"/>
      <text:p text:style-name="P13">25.</text:p>
      <text:p text:style-name="P16">関数名:loadList</text:p>
      <text:p text:style-name="関数について">引数　: <text:span text:style-name="T23">String contentUrl:画面名の文字列</text:span></text:p>
      <text:p text:style-name="関数について">戻り値: なし</text:p>
      <text:p text:style-name="関数概要">概要 <text:s/>: 画面に対応した<text:span text:style-name="T23">jqGridの</text:span>リスト<text:span text:style-name="T23">(表)</text:span>を作る。</text:p>
      <text:p text:style-name="P2"/>
      <text:p text:style-name="Standard">26.</text:p>
      <text:p text:style-name="関数について">関数名:drowChartAfterLoad</text:p>
      <text:p text:style-name="関数について">引数　: なし</text:p>
      <text:p text:style-name="関数について">戻り値: なし</text:p>
      <text:p text:style-name="関数概要">概要 <text:s/>: 画面読み込み後、表示されている画面にグラフのタグがあればグラフを描画するイベントを登録する。</text:p>
      <text:p text:style-name="P24"/>
      <text:p text:style-name="P2">27.</text:p>
      <text:p text:style-name="関数について">関数名: addCSSRule</text:p>
      <text:p text:style-name="関数について">引数　 : String selector:処理対象の要素のセレクタ。</text:p>
      <text:p text:style-name="項目2行目">: String css:追加するスタイル。</text:p>
      <text:p text:style-name="関数について">戻り値 : なし</text:p>
      <text:p text:style-name="関数概要">概要 <text:s text:c="2"/>: 引数に取ったセレクタの要素にCSSスタイルを設定する</text:p>
      <text:p text:style-name="Standard"/>
      <text:p text:style-name="P17">28.</text:p>
      <text:p text:style-name="関数について">関数名 <text:s/>:writePage</text:p>
      <text:p text:style-name="関数について">引数　 <text:s/>: String html:画面のHTMLデータ。</text:p>
      <text:p text:style-name="関数について">戻り値 <text:s/>: なし</text:p>
      <text:p text:style-name="関数概要">概要 <text:s text:c="3"/>: 引数に取った<text:span text:style-name="T24">HTMLデータから画面を作成する</text:span>。</text:p>
      <text:p text:style-name="Standard"/>
      <text:p text:style-name="P4">29.</text:p>
      <text:p text:style-name="関数について">関数名:afterCallPage</text:p>
      <text:p text:style-name="関数について">引数　:なし</text:p>
      <text:p text:style-name="関数について">戻り値:なし</text:p>
      <text:p text:style-name="関数概要">概要 <text:s/>:画面を表示する関数callPageの処理が終わった後に必要な処理を行う関数をまとめて呼び出す。</text:p>
      <text:p text:style-name="Standard"/>
      <text:p text:style-name="Standard"><text:span text:style-name="T3">30.</text:span><text:tab/></text:p>
      <text:p text:style-name="関数について">関数名:afterCallPageSetContent</text:p>
      <text:p text:style-name="関数について">引数　:なし</text:p>
      <text:p text:style-name="関数について">戻り値:なし</text:p>
      <text:p text:style-name="関数概要">概要 <text:s/>:callPage後、設置されたタグ<text:span text:style-name="T25">(例としてカレンダー、表)</text:span>に対応するコンテンツを生成する。</text:p>
      <text:p text:style-name="関数について"/>
      <text:p text:style-name="P64">31.</text:p>
      <text:p text:style-name="関数について">関数名:afterCallPageEachPages</text:p>
      <text:p text:style-name="P25">引数　:String contentUrl:コンテンツ<text:span text:style-name="T26">(画面)</text:span>名。</text:p>
      <text:p text:style-name="関数について">戻り値:なし</text:p>
      <text:p text:style-name="関数概要">概要 <text:s/>:callPage後に各コンテンツ<text:span text:style-name="T26">(画面)</text:span>毎の処理を行う。</text:p>
      <text:p text:style-name="関数について"/>
      <text:p text:style-name="Standard"/>
      <text:p text:style-name="Standard"><text:span text:style-name="T3">32.</text:span><text:tab/></text:p>
      <text:p text:style-name="関数について">関数名:afterCallPageLayoutFix</text:p>
      <text:p text:style-name="関数について">引数　:なし</text:p>
      <text:p text:style-name="関数について">戻り値:なし</text:p>
      <text:p text:style-name="関数概要">概要 <text:s/>:callPage後に、読み込んだ画面のレイアウトの調整を行う関数をまとめてコールする。</text:p>
      <text:p text:style-name="関数について"/>
      <text:p text:style-name="Standard"/>
      <text:p text:style-name="Standard"><text:span text:style-name="T3">33</text:span>.</text:p>
      <text:p text:style-name="関数について">関数名:callPage</text:p>
      <text:p text:style-name="関数について">引数　:String name:画面名。HTMLファイルの名前と合致する。</text:p>
      <text:p text:style-name="関数について">戻り値:なし</text:p>
      <text:p text:style-name="P44">概要 <text:s/>:ページ<text:span text:style-name="T27">(画面)</text:span>を呼び出し表示する</text:p>
      <text:p text:style-name="Standard"/>
      <text:p text:style-name="関数について"><text:span text:style-name="T3">34</text:span>.</text:p>
      <text:p text:style-name="関数について">関数名:onPageClose</text:p>
      <text:p text:style-name="関数について">引数　:なし</text:p>
      <text:p text:style-name="関数について">戻り値:なし</text:p>
      <text:p text:style-name="関数概要">概要 <text:s/>:クローズボックスが押されて、画面が閉じる前に行う処理。</text:p>
      <text:p text:style-name="Standard"/>
      <text:p text:style-name="関数について"><text:span text:style-name="T3">35</text:span>.</text:p>
      <text:p text:style-name="関数について">関数名:addCallPageEvent</text:p>
      <text:p text:style-name="関数について">引数　:なし</text:p>
      <text:p text:style-name="関数について">戻り値:なし</text:p>
      <text:p text:style-name="関数概要">概要 <text:s/>:リンクのボタンがクリックされたときに画面遷移の関数をコールするイベントを登録する。</text:p>
      <text:p text:style-name="Standard"/>
      <text:p text:style-name="関数について">3<text:span text:style-name="T3">6</text:span>.</text:p>
      <text:p text:style-name="関数について">関数名:addCloseButtonEvent</text:p>
      <text:p text:style-name="関数について">引数　:なし</text:p>
      <text:p text:style-name="関数について">戻り値:なし</text:p>
      <text:p text:style-name="関数概要">概要 <text:s/>:クローズボタンをクリックしたら現在の画面を閉じる処理を行うイベントを登録する。</text:p>
      <text:p text:style-name="Standard"/>
      <text:p text:style-name="P36">3<text:span text:style-name="T3">7</text:span>.</text:p>
      <text:p text:style-name="関数について">関数名:saveList</text:p>
      <text:p text:style-name="関数について">引数　:なし</text:p>
      <text:p text:style-name="関数について">戻り値:なし</text:p>
      <text:p text:style-name="関数概要">概要 <text:s/>:ダイアログを表示して編集したリストを保存するか選択させる。</text:p>
      <text:p text:style-name="Standard"/>
      <text:p text:style-name="P18">38.</text:p>
      <text:p text:style-name="関数について">関数名:isTouchDevice</text:p>
      <text:p text:style-name="関数について">引数　:なし</text:p>
      <text:p text:style-name="関数について">戻り値:boolean:判定結果を返す。</text:p>
      <text:p text:style-name="関数概要">概要 <text:s/>:ユーザの端末がタッチ端末かどうかを判定して返す。</text:p>
      <text:p text:style-name="関数について"/>
      <text:p text:style-name="P3">39.</text:p>
      <text:p text:style-name="関数について">関数名:setListEditButtons</text:p>
      <text:p text:style-name="関数について">引数　:なし</text:p>
      <text:p text:style-name="関数について">戻り値:なし</text:p>
      <text:p text:style-name="関数概要">概要 <text:s/>:リスト<text:span text:style-name="T28">(表)</text:span>編集の追加、編集、削除ボタンをjQueryUIのボタンに置き換える。</text:p>
      <text:p text:style-name="関数について"/>
      <text:p text:style-name="P18">40.</text:p>
      <text:p text:style-name="P16">関数名:setListEditSpecialButtons</text:p>
      <text:p text:style-name="関数について">引数　:なし</text:p>
      <text:p text:style-name="関数について">戻り値:なし</text:p>
      <text:p text:style-name="P45">概要 <text:s/>:リスト<text:span text:style-name="T28">(表)</text:span>編集のまとめ、入庫、連結ボタンをjQueryUIのボタンに置き換える。</text:p>
      <text:p text:style-name="関数について"/>
      <text:p text:style-name="P3">41.</text:p>
      <text:p text:style-name="P16">関数名:setCommonButtons</text:p>
      <text:p text:style-name="関数について">引数　:なし</text:p>
      <text:p text:style-name="関数について">戻り値:なし</text:p>
      <text:p text:style-name="関数概要">概要 <text:s/>:使用頻度が高いボタン<text:span text:style-name="T49">(クローズボタン、設定ボタン)</text:span>をまとめてjQueryUIのボタンに置き換える。</text:p>
      <text:p text:style-name="関数について"/>
      <text:p text:style-name="P3"/>
      <text:p text:style-name="P3">42.</text:p>
      <text:p text:style-name="P16">関数名:setRegistCancelButtons</text:p>
      <text:p text:style-name="関数について">引数　:なし</text:p>
      <text:p text:style-name="関数について">戻り値:なし</text:p>
      <text:p text:style-name="関数概要">概要 <text:s/>:登録ボタン、キャンセルボタンをjQueryUIのボタンに置き換える。</text:p>
      <text:p text:style-name="関数について"/>
      <text:p text:style-name="P59">43.</text:p>
      <text:p text:style-name="P16">関数名:setToolTipAlterButtons</text:p>
      <text:p text:style-name="関数について">引数　:Boolean isTouchDevice:タッチ端末かどうかの判定。</text:p>
      <text:p text:style-name="関数について">戻り値:なし</text:p>
      <text:p text:style-name="関数概要">概要 <text:s/>:タッチ端末かどうかでツールチップを配置するかどうかを設定する必要があるボタン群<text:span text:style-name="T50">(カレンダーボタン、選択ボタン)</text:span>を、jQueryUIのボタンに置き換える。</text:p>
      <text:p text:style-name="Standard"/>
      <text:p text:style-name="P3">44.</text:p>
      <text:p text:style-name="P16">関数名:setButtonsEachGroup</text:p>
      <text:p text:style-name="関数について">引数　:Boolean isTouchDevice:タッチ端末かどうかの判定。</text:p>
      <text:p text:style-name="関数について">戻り値:なし</text:p>
      <text:p text:style-name="関数概要">概要 <text:s/>:ボタンのグループごとにまとめられた<text:span text:style-name="T29">jQuery UIのボタン化関数を順次コールする関数。</text:span></text:p>
      <text:p text:style-name="関数について"/>
      <text:p text:style-name="関数について"><text:span text:style-name="T3">45</text:span>.</text:p>
      <text:p text:style-name="関数について">関数名:setButtons</text:p>
      <text:p text:style-name="関数について">引数　:Boolean isTopPage:トップページでの読み込みかどうかの判定。</text:p>
      <text:p text:style-name="関数について">戻り値:なし</text:p>
      <text:p text:style-name="関数概要">概要 <text:s/>:ボタンをJQuery UIのものに置き換える</text:p>
      <text:p text:style-name="Standard"><text:s/></text:p>
      <text:p text:style-name="関数について"><text:span text:style-name="T3">46</text:span>.</text:p>
      <text:p text:style-name="関数について">関数名:showLinkList</text:p>
      <text:p text:style-name="関数について">引数　:なし</text:p>
      <text:p text:style-name="関数について">戻り値:なし</text:p>
      <text:p text:style-name="関数概要">概要 <text:s/>:リンクリストのダイアログを設定ボタン付近に表示する。</text:p>
      <text:p text:style-name="Standard"><text:s/><text:tab/></text:p>
      <text:p text:style-name="関数について"><text:span text:style-name="T3">47</text:span>. </text:p>
      <text:p text:style-name="関数について">関数名:createLinkListDialog</text:p>
      <text:p text:style-name="関数について">引数 <text:s/>:なし</text:p>
      <text:p text:style-name="関数について">戻り値:なし</text:p>
      <text:p text:style-name="関数概要">概要 <text:s/>:リンクリストのダイアログを作る。</text:p>
      <text:p text:style-name="Standard"/>
      <text:p text:style-name="Standard"><text:span text:style-name="T3">48.</text:span> <text:s/></text:p>
      <text:p text:style-name="関数について">関数名:addResizeEvents</text:p>
      <text:p text:style-name="関数について">引数 <text:s/>:なし</text:p>
      <text:p text:style-name="関数について">戻り値:なし</text:p>
      <text:p text:style-name="関数概要">概要 <text:s/>:画面アイテムのリサイズのイベントを一斉に登録する。</text:p>
      <text:p text:style-name="関数について"/>
      <text:p text:style-name="P12"><text:span text:style-name="T3">49.</text:span> </text:p>
      <text:p text:style-name="関数について">関数名:addButtonEvents</text:p>
      <text:p text:style-name="関数について">引数 <text:s/>:なし</text:p>
      <text:p text:style-name="関数について">戻り値:なし</text:p>
      <text:p text:style-name="P63">概要 <text:s/>:イベント登録の関数をコールして機能を実装する必要があるボタン用の関数<text:span text:style-name="T51">(関数89、90,91,92)</text:span>をまとめて呼び出す。</text:p>
      <text:p text:style-name="関数について"/>
      <text:p text:style-name="Standard"><text:span text:style-name="T3">50.</text:span> </text:p>
      <text:p text:style-name="関数について">関数名:addGridEditEvents</text:p>
      <text:p text:style-name="関数について">引数 <text:s/>:なし</text:p>
      <text:p text:style-name="関数について">戻り値:なし</text:p>
      <text:p text:style-name="関数概要">概要 <text:s/>:リスト<text:span text:style-name="T30">(表)のレコードを編集するボタン</text:span>の機能実装の関数<text:span text:style-name="T53">(関数80、81、82)をまとめて呼び出す</text:span>。</text:p>
      <text:p text:style-name="P34"/>
      <text:p text:style-name="P34"><text:span text:style-name="T3">51</text:span>.</text:p>
      <text:p text:style-name="関数について">関数名:createChooseListDialog</text:p>
      <text:p text:style-name="関数について">引数 <text:s/>:なし</text:p>
      <text:p text:style-name="関数について">戻り値:なし</text:p>
      <text:p text:style-name="関数概要">概要 <text:s/>:リスト保存前にクローズボタンを押して画面を閉じようとしたら表示される、保存ダイアログを作る。</text:p>
      <text:p text:style-name="Standard"/>
      <text:p text:style-name="Standard"><text:span text:style-name="T3">52</text:span>.</text:p>
      <text:p text:style-name="関数について">関数名: callList</text:p>
      <text:p text:style-name="関数について">引数 <text:s/>: String contentName:コンテンツ名。各画面名(例) fig2-1)。IDの指定に利用する。</text:p>
      <text:p text:style-name="関数について">戻り値: なし</text:p>
      <text:p text:style-name="P46">概要 <text:s/>: 画面に対応した<text:span text:style-name="T23">jqGridの</text:span>リスト<text:span text:style-name="T23">(表)</text:span>を作る。</text:p>
      <text:p text:style-name="Standard"/>
      <text:p text:style-name="Standard"><text:span text:style-name="T3">53</text:span>.</text:p>
      <text:p text:style-name="関数について">関数名: gridResize</text:p>
      <text:p text:style-name="関数について">引数 <text:s/>: なし</text:p>
      <text:p text:style-name="関数について">戻り値: なし</text:p>
      <text:p text:style-name="関数概要">概要 <text:s/>: リスト<text:span text:style-name="T31">(表)</text:span>の幅を微調整する。 </text:p>
      <text:p text:style-name="Standard"/>
      <text:p text:style-name="関数について"><text:span text:style-name="T3">54</text:span>.</text:p>
      <text:p text:style-name="関数について">関数名:addGridResizeEvent</text:p>
      <text:p text:style-name="関数について">引数　:なし</text:p>
      <text:p text:style-name="関数について">戻り値:なし</text:p>
      <text:p text:style-name="関数概要">概要 <text:s/>:画面の大きさが変わったときにリスト<text:span text:style-name="T32">(表)</text:span>の幅を調整するイベントを登録する。</text:p>
      <text:p text:style-name="Standard"><text:s/></text:p>
      <text:p text:style-name="P36"><text:span text:style-name="T3">55</text:span>. </text:p>
      <text:p text:style-name="関数について">関数名:getChartDataFromMap</text:p>
      <text:p text:style-name="関数について">引数 <text:s/>:String contentName:コンテンツ名(画面名)。</text:p>
      <text:p text:style-name="項目2行目"><text:s/>:String unit:グラフのセット名。</text:p>
      <text:p text:style-name="関数について">戻り値:map:グラフのデータ。</text:p>
      <text:p text:style-name="関数概要">概要 <text:s/>:画面ごとの<text:span text:style-name="T33">GoogleChartToolsによる</text:span>グラフを描画するためのデータを取得する。</text:p>
      <text:p text:style-name="P2"><text:s/></text:p>
      <text:p text:style-name="関数について">56.</text:p>
      <text:p text:style-name="関数について">関数名:writeTable</text:p>
      <text:p text:style-name="関数について">引数　:String contentName:コンテンツ(画面)名。</text:p>
      <text:p text:style-name="項目2行目">:map data:表のデータ。グラフと共通する。</text:p>
      <text:p text:style-name="項目2行目"><text:s/>:boolean existTable:テーブルを書くかどうかの判定。</text:p>
      <text:p text:style-name="関数について">戻り値:なし</text:p>
      <text:p text:style-name="関数概要">概要 <text:s/>:Google Chart Toolsの表を書く。</text:p>
      <text:p text:style-name="Standard"><text:s/></text:p>
      <text:p text:style-name="P2"><text:span text:style-name="T3">57</text:span>.</text:p>
      <text:p text:style-name="関数について">関数名:drawChart</text:p>
      <text:p text:style-name="関数について">引数 <text:s/>:String contentName:画面名。</text:p>
      <text:p text:style-name="項目2行目">:String graphType:グラフの種類。</text:p>
      <text:p text:style-name="項目2行目">:boolean existTable:テーブルとセットのグラフを描くかどうかのフラグ。</text:p>
      <text:p text:style-name="項目2行目">:String unit:グラフデータの連想配列のキー。</text:p>
      <text:p text:style-name="関数について">戻り値:なし</text:p>
      <text:p text:style-name="関数概要">概要 <text:s/>:Google Chart Toolsのグラフを描画する。</text:p>
      <text:p text:style-name="Standard"/>
      <text:p text:style-name="Standard"><text:span text:style-name="T3">58</text:span>.</text:p>
      <text:p text:style-name="関数について">関数名:drawChartInFig</text:p>
      <text:p text:style-name="関数について">引数 <text:s/>:<text:span text:style-name="T6">String</text:span> figName:画面名。</text:p>
      <text:p text:style-name="関数について">戻り値:なし</text:p>
      <text:p text:style-name="P47">概要 <text:s/>:<text:span text:style-name="T34">グラフを描画する先ののタグを取得し、タグに設定されたクラスからグラフの設定を行い、グラフを描画する関数を呼び出す。</text:span></text:p>
      <text:p text:style-name="P2"/>
      <text:p text:style-name="Standard"><text:span text:style-name="T3">59</text:span>.</text:p>
      <text:p text:style-name="関数について">関数名:doDrawChart</text:p>
      <text:p text:style-name="関数について">引数 <text:s/>:なし</text:p>
      <text:p text:style-name="関数について">戻り値:なし</text:p>
      <text:p text:style-name="関数概要">概要 <text:s/>:画面内にグラフを描画する先のタグが存在すれば、グラフを描画する関数を呼び出す。</text:p>
      <text:p text:style-name="P2"/>
      <text:p text:style-name="P12"><text:span text:style-name="T3">60</text:span>.</text:p>
      <text:p text:style-name="関数について">関数名:addChartResizeEvent</text:p>
      <text:p text:style-name="関数について">引数 <text:s/>:なし</text:p>
      <text:p text:style-name="関数について">戻り値:なし</text:p>
      <text:p text:style-name="関数概要">概要 <text:s/>:ウィンドウのサイズが変わったときに、ウィンドウのサイズに合わせてグラフを再描画するイベントを登録する。</text:p>
      <text:p text:style-name="Standard"><text:s text:c="2"/></text:p>
      <text:p text:style-name="関数について"><text:span text:style-name="T3">61</text:span>. </text:p>
      <text:p text:style-name="関数について">関数名:addAfterShowTabEvent</text:p>
      <text:p text:style-name="関数について">引数 <text:s/>:なし</text:p>
      <text:p text:style-name="関数について">戻り値:なし</text:p>
      <text:p text:style-name="関数概要">概要 <text:s/>:easytabsのタブのインデックスが押された後のイベントを登録する関数。</text:p>
      <text:p text:style-name="Standard"/>
      <text:p text:style-name="関数について"><text:span text:style-name="T2">62</text:span><text:span text:style-name="T1">. </text:span></text:p>
      <text:p text:style-name="P26">関数名:calcWithoutTextBox</text:p>
      <text:p text:style-name="関数について">引数 <text:s/>:Array widthSum:2段組みレイアウトのブロックのテキストボックス以外の要素の幅のパーセンテー</text:p>
      <text:p text:style-name="項目2行目">ジ、または幅を算出するもととなる要素のセレクタの文字列を格納した配列。</text:p>
      <text:p text:style-name="項目2行目">:int index:該当する要素のwidthSum内でのインデックス。</text:p>
      <text:p text:style-name="関数について">戻り値:int:算出したパーセンテージを返す。</text:p>
      <text:p text:style-name="P48">概要 <text:s/>:2段組みレイアウトのブロックのテキストボックス以外の要素の幅をパーセンテージで返す。</text:p>
      <text:p text:style-name="P34"/>
      <text:p text:style-name="P34"><text:span text:style-name="T3">63</text:span>. </text:p>
      <text:p text:style-name="関数について">関数名:calcWithoutTextBoxOnFixed</text:p>
      <text:p text:style-name="P27">引数 <text:s/>:<text:span text:style-name="T35">Array selector:処理対象の要素(jQueryオブジェクト)の配列。</text:span></text:p>
      <text:p text:style-name="項目2行目">:Array widthSum:2段組みレイアウトのブロックのテキストボックス以外の要素の幅のパーセンテー</text:p>
      <text:p text:style-name="項目2行目">ジ、または幅を算出するもととなる要素のセレクタの文字列を格納した配列。</text:p>
      <text:p text:style-name="項目2行目">:int index:該当する要素のwidthSum内でのインデックス。</text:p>
      <text:p text:style-name="項目2行目">戻り値:int:算出した幅の値<text:span text:style-name="T36">(固定値)</text:span>を返す。</text:p>
      <text:p text:style-name="P49">概要 <text:s/>:2段組みレイアウトのブロックのテキストボックス以外の要素の幅を実際の幅の数値で算出して返す。</text:p>
      <text:p text:style-name="Standard"/>
      <text:p text:style-name="関数について"><text:span text:style-name="T3">64</text:span>.</text:p>
      <text:p text:style-name="関数について">関数名:textBoxResize</text:p>
      <text:p text:style-name="関数について">引数 <text:s/>:String selector:テキストボックスのセレクタ。</text:p>
      <text:p text:style-name="項目2行目">:String index<text:tab/>:テキストボックスのサイズの計算に使う数値の配列を格納した連想配列のキー。</text:p>
      <text:p text:style-name="関数について">戻り値:なし</text:p>
      <text:p text:style-name="関数概要">概要 <text:s/>:指定したテキストボックスの幅を、同じブロックの他の要素が取って残った幅の分に指定する。この関数ではテキストボックスの幅はパーセンテージで指定される。</text:p>
      <text:p text:style-name="関数について"/>
      <text:p text:style-name="P37"><text:span text:style-name="T3">65</text:span>.</text:p>
      <text:p text:style-name="関数について">関数名:textBoxResizeOnFixed</text:p>
      <text:p text:style-name="関数について">引数 <text:s/>:String selector:テキストボックスのセレクタ。</text:p>
      <text:p text:style-name="項目2行目">:String index<text:tab/>:テキストボックスのサイズの計算に使う数値の配列を格納した連想配列のキー。</text:p>
      <text:p text:style-name="関数について">戻り値:なし</text:p>
      <text:p text:style-name="P50">概要 <text:s/>:指定したテキストボックスの幅を、同じブロックの他の要素が取って残った幅の分に指定する。この関数ではテキストボックスの幅は固定値で指定される。</text:p>
      <text:p text:style-name="Standard"/>
      <text:p text:style-name="Standard"><text:span text:style-name="T3">66</text:span>.</text:p>
      <text:p text:style-name="関数について">関数名:removeTextBoxResize</text:p>
      <text:p text:style-name="関数について">引数 <text:s/>:なし</text:p>
      <text:p text:style-name="関数について">戻り値:なし</text:p>
      <text:p text:style-name="関数概要">概要 <text:s/>:指定した要素の後から指定された幅をリセットする。</text:p>
      <text:p text:style-name="P2"/>
      <text:p text:style-name="P2"><text:span text:style-name="T3">67</text:span>.</text:p>
      <text:p text:style-name="関数について">関数名:executeTextBoxResize</text:p>
      <text:p text:style-name="関数について">引数 <text:s/>:なし</text:p>
      <text:p text:style-name="関数について">戻り値:なし</text:p>
      <text:p text:style-name="関数概要">概要 <text:s/>:テキストボックスの幅を指定する関数をまとめて呼び出す。</text:p>
      <text:p text:style-name="Standard"><text:s/></text:p>
      <text:p text:style-name="関数について"><text:span text:style-name="T3">68</text:span>.</text:p>
      <text:p text:style-name="関数について">関数名:addExecuteTextBoxResizeEvent</text:p>
      <text:p text:style-name="関数について">引数 <text:s/>:なし</text:p>
      <text:p text:style-name="関数について">戻り値:なし</text:p>
      <text:p text:style-name="P51">概要 <text:s/>:画面の幅が変わった後に 、テキストボックスの幅を指定する関数をまとめて呼び出す 関数を呼び出すイベントを登録する。</text:p>
      <text:p text:style-name="P35"/>
      <text:p text:style-name="P60">69.</text:p>
      <text:p text:style-name="P22">関数名:changeGridHeight</text:p>
      <text:p text:style-name="P22">引数 <text:s/>:int newGridHeight:指定する高さの数値。</text:p>
      <text:p text:style-name="P22">戻り値:なし</text:p>
      <text:p text:style-name="関数概要">概要 <text:s/>:リスト<text:span text:style-name="T37">(表の)</text:span>の高さを指定した値に変える。</text:p>
      <text:p text:style-name="P6"/>
      <text:p text:style-name="P36"><text:span text:style-name="T3">70</text:span>.</text:p>
      <text:p text:style-name="関数について">関数名:streachList</text:p>
      <text:p text:style-name="関数について">引数 <text:s/>:int newGridHeight:指定する高さの数値。</text:p>
      <text:p text:style-name="関数について">戻り値:なし</text:p>
      <text:p text:style-name="P52">概要 <text:s/>:リスト<text:span text:style-name="T37">(表の)</text:span>の高さを指定した値に変える。リストのセレクタの指定がドキュメントルートを明示的に親に指定したものになっている。</text:p>
      <text:p text:style-name="関数について"/>
      <text:p text:style-name="関数について"><text:span text:style-name="T3">71</text:span>.</text:p>
      <text:p text:style-name="関数について">関数名:endLoad</text:p>
      <text:p text:style-name="関数について">引数 <text:s/>:なし</text:p>
      <text:p text:style-name="関数について">戻り値:なし</text:p>
      <text:p text:style-name="関数概要">概要 <text:s/>:ロード画面終了時に呼び出される関数。ロード完了から少し間を置いて、コンテンツを表示する。</text:p>
      <text:p text:style-name="P2"/>
      <text:p text:style-name="Standard"><text:span text:style-name="T3">72</text:span>.</text:p>
      <text:p text:style-name="関数について">関数名:sleep</text:p>
      <text:p text:style-name="関数について">引数 <text:s/>:String time:実行を待つミリ秒数。</text:p>
      <text:p text:style-name="項目2行目">:String callback:コールバック関数。</text:p>
      <text:p text:style-name="関数概要">概要 <text:s/>:第<text:span text:style-name="T38">1</text:span>引数で指定された時間だけ待って、コールバック関数を実行する。</text:p>
      <text:p text:style-name="関数について"/>
      <text:p text:style-name="関数について"><text:span text:style-name="T3">73</text:span>.</text:p>
      <text:p text:style-name="関数について">関数名:openEditDialog</text:p>
      <text:p text:style-name="関数について">引数 <text:s/>:<text:span text:style-name="T6">String</text:span> page:ページ名。</text:p>
      <text:p text:style-name="関数について">戻り値:なし</text:p>
      <text:p text:style-name="関数概要">概要 <text:s/>:リストの追加・編集のダイアログ(ページ)を開く時の処理。。</text:p>
      <text:p text:style-name="Standard"/>
      <text:p text:style-name="関数について"><text:span text:style-name="T3">74</text:span>.</text:p>
      <text:p text:style-name="関数について">関数名:appendRowData</text:p>
      <text:p text:style-name="関数について">引数　:jQuery checkedRow:チェックが入った行のデータ。</text:p>
      <text:p text:style-name="関数について">引数　:jQuery grid:レコードを取得する元のテーブル。</text:p>
      <text:p text:style-name="項目2行目">:Array addElem:レコードの追記項目。</text:p>
      <text:p text:style-name="項目2行目">:Array elemStrings:追記する文字列の配列。</text:p>
      <text:p text:style-name="項目2行目">:String targetGrid:レコードを挿入する先のテーブル。</text:p>
      <text:p text:style-name="関数について">戻り値:なし。</text:p>
      <text:p text:style-name="関数概要">概要 <text:s/>:リスト<text:span text:style-name="T39">(</text:span>表<text:span text:style-name="T39">)</text:span>のチェックが入ったレコードを指定して、別のリスト<text:span text:style-name="T40">(</text:span>表<text:span text:style-name="T40">)</text:span>に挿入する関数の実処理。</text:p>
      <text:p text:style-name="Standard"/>
      <text:p text:style-name="P11"><text:span text:style-name="T3">75</text:span>.</text:p>
      <text:p text:style-name="関数について">関数名:addSelectedRows</text:p>
      <text:p text:style-name="関数について">引数　:String getRowFrom:レコードを取得する元のテーブルのセレクタ。</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関数について">戻り値:boolean:処理の成否を返す。</text:p>
      <text:p text:style-name="関数概要">概要 <text:s/>:リスト<text:span text:style-name="T41">(表)の</text:span>チェックが入ったレコードを指定して、別のリストに挿入する。</text:p>
      <text:p text:style-name="Standard"/>
      <text:p text:style-name="P16"><text:span text:style-name="T3">76</text:span>.</text:p>
      <text:p text:style-name="関数について">関数名:overwriteSameProductCodeRecord</text:p>
      <text:p text:style-name="関数について">引数　:なし</text:p>
      <text:p text:style-name="関数について">戻り値:なし</text:p>
      <text:p text:style-name="関数概要">概要 <text:s/>:製品コードが被るレコードを、新しいレコードで上書きする。</text:p>
      <text:p text:style-name="Standard"/>
      <text:p text:style-name="関数について"><text:span text:style-name="T3">77</text:span>.</text:p>
      <text:p text:style-name="関数について">関数名:createCheckProductCodeDialog</text:p>
      <text:p text:style-name="関数について">引数　:なし</text:p>
      <text:p text:style-name="関数について">戻り値:なし</text:p>
      <text:p text:style-name="関数概要">概要 <text:s/>:製品情報登録・編集時に製品コードに被りがあった場合、上書きするかどうかを確認するダイアログを作る。</text:p>
      <text:p text:style-name="Standard"/>
      <text:p text:style-name="Standard"><text:span text:style-name="T3">78</text:span>.</text:p>
      <text:p text:style-name="関数について">関数名:getEditDialogValues</text:p>
      <text:p text:style-name="関数について">引数　:String selector:対象となるダイアログのセレクタ。</text:p>
      <text:p text:style-name="関数について">戻り値:map:ダイアログのフォームのデータ。</text:p>
      <text:p text:style-name="関数概要">概要 <text:s/>:編集ダイアログのフォームをまとめたデータを作って返す。</text:p>
      <text:p text:style-name="Standard"/>
      <text:p text:style-name="関数について"><text:span text:style-name="T3">79</text:span>.</text:p>
      <text:p text:style-name="関数について">関数名:createProductEditDialog</text:p>
      <text:p text:style-name="関数について">引数　:なし</text:p>
      <text:p text:style-name="関数について">戻り値:なし</text:p>
      <text:p text:style-name="関数概要">概要 <text:s/>:製品登録ページの製品情報登録・編集のダイアログを作る。</text:p>
      <text:p text:style-name="Standard"/>
      <text:p text:style-name="P12"><text:span text:style-name="T3">80</text:span>. </text:p>
      <text:p text:style-name="関数について">関数名:addShowAddDialogEvent</text:p>
      <text:p text:style-name="関数について">引数 <text:s/>　　:なし</text:p>
      <text:p text:style-name="関数について">戻り値　　:なし</text:p>
      <text:p text:style-name="関数概要">概要 <text:s/>　　:リスト<text:span text:style-name="T42">(表)</text:span>のレコードの新規追加のダイアログを出すイベントを設定する。</text:p>
      <text:p text:style-name="Standard"><text:s text:c="2"/></text:p>
      <text:p text:style-name="P34"><text:span text:style-name="T3">81</text:span>.</text:p>
      <text:p text:style-name="関数について">関数名:addShowEditDialogEvent</text:p>
      <text:p text:style-name="関数について">引数 <text:s/>　　:なし</text:p>
      <text:p text:style-name="関数について">戻り値　　:なし</text:p>
      <text:p text:style-name="関数概要">概要 <text:s/>　　:リスト<text:span text:style-name="T43">(表)</text:span>のレコードの編集のダイアログを出すイベントを設定する。</text:p>
      <text:p text:style-name="Standard"><text:s text:c="2"/></text:p>
      <text:p text:style-name="関数について"><text:span text:style-name="T3">82</text:span>. </text:p>
      <text:p text:style-name="関数について">関数名:addDeleteRecordEvent</text:p>
      <text:p text:style-name="関数について">引数 <text:s/>　　:なし</text:p>
      <text:p text:style-name="関数について">戻り値　　:なし</text:p>
      <text:p text:style-name="P53">概要 <text:s/>　　:リスト<text:span text:style-name="T43">(表)</text:span>のレコードを削除するボタンのイベントを設定する。</text:p>
      <text:p text:style-name="Standard"/>
      <text:p text:style-name="関数について"><text:span text:style-name="T3">83</text:span>.</text:p>
      <text:p text:style-name="関数について">関数名:getCurrentDate</text:p>
      <text:p text:style-name="関数について">引数　:なし</text:p>
      <text:p text:style-name="関数について">戻り値:String:現在の日付の文字列。</text:p>
      <text:p text:style-name="関数概要">概要 <text:s/>:現在の日付の文字列を作成して返す。</text:p>
      <text:p text:style-name="P34"/>
      <text:p text:style-name="P34"><text:span text:style-name="T3">84</text:span>.</text:p>
      <text:p text:style-name="関数について">関数名:setRecordDate</text:p>
      <text:p text:style-name="関数について">引数　:jQuery checkedRecords:チェックが入っているレコード。</text:p>
      <text:p text:style-name="項目2行目">:String date:セットする日付の文字列。</text:p>
      <text:p text:style-name="項目2行目">:String target:処理対象の画面のセレクタ。</text:p>
      <text:p text:style-name="関数について">戻り値:なし</text:p>
      <text:p text:style-name="関数概要">概要 <text:s/>:リスト<text:span text:style-name="T44">(表)の</text:span>チェックが入ったレコードの日付セルに今日の日付をセットする。</text:p>
      <text:p text:style-name="P6"/>
      <text:p text:style-name="P6"><text:span text:style-name="T3">85</text:span>.</text:p>
      <text:p text:style-name="関数について">関数名:setTodayButton</text:p>
      <text:p text:style-name="関数について">引数　:String target:処理対象のセレクタ。</text:p>
      <text:p text:style-name="関数について">戻り値:boolean:処理中断時にはfalseを返す。</text:p>
      <text:p text:style-name="P54">概要 <text:s/>:出入庫画面の本日ボタンのイベントを登録する。</text:p>
      <text:p text:style-name="Standard"/>
      <text:p text:style-name="P36"><text:span text:style-name="T3">86</text:span>.</text:p>
      <text:p text:style-name="関数について">関数名:createTemporatyElem</text:p>
      <text:p text:style-name="関数について">引数　:String target:処理対象の画面のセレクタ。</text:p>
      <text:p text:style-name="項目2行目">:jQuery checkedRecord:チェックが入ったレコード。</text:p>
      <text:p text:style-name="関数について">戻り値:なし。</text:p>
      <text:p text:style-name="関数概要">概要 <text:s/>:選択したカレンダーの日付を一時保存する要素を作る。</text:p>
      <text:p text:style-name="P34"/>
      <text:p text:style-name="P34"><text:span text:style-name="T3">87</text:span>.<text:tab/></text:p>
      <text:p text:style-name="P19">関数名:<text:span text:style-name="T7">setTemporaryElemChangeEvent</text:span></text:p>
      <text:p text:style-name="P20">引数　:String target:処理対象のセレクタ。</text:p>
      <text:p text:style-name="項目2行目">:jQuery checkedRecord:チェックが入ったレコード。</text:p>
      <text:p text:style-name="項目2行目">:jQuery temporaryElem:イベントの登録対象となる、値を一時保存するための要素。</text:p>
      <text:p text:style-name="P20">戻り値:なし</text:p>
      <text:p text:style-name="P55">概要 <text:s/>:選択したカレンダーの日付を一時保存する要素の値が変わったときのイベントを登録する。コールバック関数には引数のレコードに選択したカレンダーの日付を登録する処理が記述される。</text:p>
      <text:p text:style-name="Standard"/>
      <text:p text:style-name="Standard"><text:span text:style-name="T3">88</text:span>.</text:p>
      <text:p text:style-name="関数について">関数名:setCalendarButton</text:p>
      <text:p text:style-name="関数について">引数　:String target:処理対象のセレクタ。</text:p>
      <text:p text:style-name="関数について">戻り値:boolean:処理中断時にはfalseを返す。</text:p>
      <text:p text:style-name="関数概要">概要 <text:s/>:カレンダーボタンのイベントを登録する。イベントのコールバック関数には、選択したカレンダーの日付を一時保存する要素を作る関数を呼び出す記述を行う。</text:p>
      <text:p text:style-name="Standard"><text:s/></text:p>
      <text:p text:style-name="関数について"><text:span text:style-name="T3">89</text:span>.</text:p>
      <text:p text:style-name="関数について">関数名:addAddConfirmButtonEvent</text:p>
      <text:p text:style-name="関数について">引数 <text:s/>:なし</text:p>
      <text:p text:style-name="関数について">戻り値:なし</text:p>
      <text:p text:style-name="関数概要">概要 <text:s/>:レコードの追加内容を確定して現在の画面を閉じるボタンの処理を登録する関数。</text:p>
      <text:p text:style-name="P6"/>
      <text:p text:style-name="P6"><text:span text:style-name="T3">90</text:span>.</text:p>
      <text:p text:style-name="関数について">関数名:addEditConfirmButtonEvent</text:p>
      <text:p text:style-name="関数について">引数 <text:s/>:なし</text:p>
      <text:p text:style-name="関数について">戻り値:なし</text:p>
      <text:p text:style-name="P56">概要 <text:s/>:レコードの編集内容を確定して現在の画面を閉じるボタンの処理を登録する関数。</text:p>
      <text:p text:style-name="Standard"/>
      <text:p text:style-name="P36"><text:span text:style-name="T3">91</text:span>.</text:p>
      <text:p text:style-name="P21">関数名:<text:span text:style-name="T8">addRegistRecordButtonEvent</text:span></text:p>
      <text:p text:style-name="関数について">引数 <text:s/>:なし</text:p>
      <text:p text:style-name="関数について">戻り値:なし</text:p>
      <text:p text:style-name="関数概要">概要 <text:s/>:レコード登録ボタンのイベントを登録する。</text:p>
      <text:p text:style-name="Standard"/>
      <text:p text:style-name="関数について"><text:span text:style-name="T3">92</text:span>. </text:p>
      <text:p text:style-name="関数について">関数名:addNodeDevideButtonEvent</text:p>
      <text:p text:style-name="関数について">引数 <text:s/>:なし</text:p>
      <text:p text:style-name="関数について">戻り値:なし</text:p>
      <text:p text:style-name="関数概要">概要 <text:s/>:ノード分割ボタンを押したときに、ノード分割のダイアログを開くイベントを登録する。</text:p>
      <text:p text:style-name="Standard"/>
      <text:p text:style-name="P34"><text:span text:style-name="T4">93</text:span>. </text:p>
      <text:p text:style-name="関数について">関数名:addComboBoxCloseEvent</text:p>
      <text:p text:style-name="関数について">引数 <text:s/>:なし</text:p>
      <text:p text:style-name="関数について">戻り値:なし</text:p>
      <text:p text:style-name="関数概要">概要 <text:s/>:コンボボックス以外をクリックしてコンボボックスのプルダウンメニューを閉じるためのイベントを登録する。</text:p>
      <text:p text:style-name="Standard"/>
      <text:p text:style-name="関数について">94.</text:p>
      <text:p text:style-name="関数について">関数名:function closeChooseListSaveDialog(dialog)</text:p>
      <text:p text:style-name="関数について">引数 <text:s/>:なし</text:p>
      <text:p text:style-name="関数について">戻り値:なし</text:p>
      <text:p text:style-name="P58">概要 <text:s/>:<text:span text:style-name="T47">レコード保存確認ダイアログを閉じる。</text:span></text:p>
      <text:p text:style-name="P8"/>
      <text:p text:style-name="P7">95.</text:p>
      <text:p text:style-name="関数について">関数名:function addSendSelectedRowEvent(currentScreen, targetGrid, addElem, elemStrings)</text:p>
      <text:p text:style-name="関数について">引数　:String currentScreen:現在の画面のID。</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項目2行目">戻り値:なし。</text:p>
      <text:p text:style-name="P57">概要 <text:s/>:リスト<text:span text:style-name="T46">(表)の</text:span>チェックを入れたレコードを、指定したリスト<text:span text:style-name="T46">(表)</text:span>に追加するイベントを登録する。</text:p>
      <text:p text:style-name="P5"/>
      <text:p text:style-name="P14"><text:span text:style-name="T10">96.</text:span><text:tab/></text:p>
      <text:p text:style-name="関数について">関数名:function changerGraphUnit(screen, chart, isDrawTable)</text:p>
      <text:p text:style-name="関数について">引数　:String screen:現在の画面名。</text:p>
      <text:p text:style-name="項目2行目">:String chart:グラフの種類の文字列。</text:p>
      <text:p text:style-name="項目2行目">:boolean isDrawTable:テーブルを描画するかどうか判定。</text:p>
      <text:p text:style-name="関数について">戻り値:なし。</text:p>
      <text:p text:style-name="関数概要">概要 <text:s/>:データセット変更のプルダウンメニューの項目が変更されたら、変更されたデータセットの内容に基づいてグラフを再描画するイベントを登録する。</text:p>
      <text:p text:style-name="P5"/>
      <text:p text:style-name="P7">9<text:span text:style-name="T9">7</text:span>.</text:p>
      <text:p text:style-name="関数について">関数名:function createTab()</text:p>
      <text:p text:style-name="関数について">引数　:なし</text:p>
      <text:p text:style-name="関数について">戻り値:なし</text:p>
      <text:p text:style-name="関数概要">概要 <text:s/>:<text:span text:style-name="T45">jQueryプラグイン「easyTabs」による</text:span>タブをのコンテンツを作成す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メイリオ" svg:font-family="メイリオ" style:font-adornments="標準" style:font-pitch="variable"/>
    <style:font-face style:name="ＭＳ 明朝" svg:font-family="'ＭＳ 明朝'"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仕様書" style:family="paragraph" style:parent-style-name="Standard">
      <style:text-properties style:font-name="メイリオ" fo:font-family="メイリオ" style:font-style-name="標準" style:font-pitch="variable" style:font-size-asian="10.5pt"/>
    </style:style>
    <style:style style:name="関数について" style:family="paragraph" style:parent-style-name="仕様書">
      <style:paragraph-properties fo:margin-left="1.111cm" fo:margin-right="0cm" fo:text-indent="-1.111cm" style:auto-text-indent="false" fo:padding="0cm" fo:border="none" style:shadow="none">
        <style:tab-stops/>
      </style:paragraph-properties>
      <style:text-properties fo:font-size="10.5pt" style:font-size-asian="10.5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項目2行目" style:family="paragraph" style:parent-style-name="関数について">
      <style:paragraph-properties fo:margin-left="1.101cm" fo:margin-right="0cm" fo:text-indent="-0.101cm" style:auto-text-indent="false" fo:padding="0cm" fo:border="none">
        <style:tab-stops/>
      </style:paragraph-properties>
      <style:text-properties fo:font-size="10.5pt" style:font-size-asian="10.5pt"/>
    </style:style>
    <style:style style:name="表紙" style:family="paragraph" style:parent-style-name="Standard"/>
    <style:style style:name="表紙見出し" style:family="paragraph" style:parent-style-name="表紙" style:master-page-name="">
      <style:paragraph-properties fo:line-height="100%" fo:text-align="end" style:justify-single-word="false" style:page-number="auto"/>
      <style:text-properties fo:font-size="14pt" style:font-size-asian="14.5pt"/>
    </style:style>
    <style:style style:name="表紙タイトル" style:family="paragraph" style:parent-style-name="表紙">
      <style:paragraph-properties fo:text-align="center" style:justify-single-word="false"/>
      <style:text-properties fo:font-size="24pt" style:font-size-asian="24pt"/>
    </style:style>
    <style:style style:name="Footer" style:family="paragraph" style:parent-style-name="Standard" style:class="extra"/>
    <style:style style:name="関数概要" style:family="paragraph" style:parent-style-name="関数について">
      <style:paragraph-properties fo:margin-left="1.111cm" fo:margin-right="0cm" fo:text-indent="-1.111cm" style:auto-text-indent="false" fo:padding="0.049cm" fo:border-left="none" fo:border-right="none" fo:border-top="none" fo:border-bottom="0.06pt solid #000000">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20:14:35.289744000</meta:creation-date>
    <dc:date>2015-07-14T01:55:29.536272000</dc:date>
    <meta:editing-duration>P1DT11H6M39S</meta:editing-duration>
    <meta:editing-cycles>254</meta:editing-cycles>
    <meta:generator>LibreOffice/4.3.2.2$MacOSX_X86_64 LibreOffice_project/edfb5295ba211bd31ad47d0bad0118690f76407d</meta:generator>
    <meta:document-statistic meta:table-count="0" meta:image-count="0" meta:object-count="0" meta:page-count="21" meta:paragraph-count="554" meta:word-count="7404" meta:character-count="11463" meta:non-whitespace-character-count="10895"/>
  </office:meta>
</office:document-meta>
</file>